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ec0" officeooo:paragraph-rsid="0002bec0"/>
    </style:style>
    <style:style style:name="P2" style:family="paragraph" style:parent-style-name="Standard">
      <style:text-properties officeooo:rsid="0002bec0" officeooo:paragraph-rsid="00046775"/>
    </style:style>
    <style:style style:name="P3" style:family="paragraph" style:parent-style-name="Standard">
      <style:text-properties officeooo:rsid="0002bec0" officeooo:paragraph-rsid="000b7612"/>
    </style:style>
    <style:style style:name="P4" style:family="paragraph" style:parent-style-name="Standard">
      <style:text-properties officeooo:rsid="0002bec0" officeooo:paragraph-rsid="000c6993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2bec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4677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b761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02bec0" officeooo:paragraph-rsid="00032874"/>
    </style:style>
    <style:style style:name="P9" style:family="paragraph" style:parent-style-name="Standard">
      <style:text-properties style:text-underline-style="solid" style:text-underline-width="auto" style:text-underline-color="font-color" officeooo:rsid="0002bec0" officeooo:paragraph-rsid="00046775"/>
    </style:style>
    <style:style style:name="P10" style:family="paragraph" style:parent-style-name="Standard">
      <style:text-properties style:text-underline-style="solid" style:text-underline-width="auto" style:text-underline-color="font-color" officeooo:rsid="0002bec0" officeooo:paragraph-rsid="000b7612"/>
    </style:style>
    <style:style style:name="P11" style:family="paragraph" style:parent-style-name="Standard">
      <style:text-properties style:text-underline-style="solid" style:text-underline-width="auto" style:text-underline-color="font-color" officeooo:rsid="0002bec0" officeooo:paragraph-rsid="000dd7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2874"/>
    </style:style>
    <style:style style:name="T6" style:family="text">
      <style:text-properties style:text-underline-style="none" fo:font-weight="bold" officeooo:rsid="00032874" style:font-weight-asian="bold" style:font-weight-complex="bold"/>
    </style:style>
    <style:style style:name="T7" style:family="text">
      <style:text-properties style:text-underline-style="none" fo:font-weight="bold" officeooo:rsid="00046775" style:font-weight-asian="bold" style:font-weight-complex="bold"/>
    </style:style>
    <style:style style:name="T8" style:family="text">
      <style:text-properties style:text-underline-style="none" fo:font-weight="bold" officeooo:rsid="0009b198" style:font-weight-asian="bold" style:font-weight-complex="bold"/>
    </style:style>
    <style:style style:name="T9" style:family="text">
      <style:text-properties style:text-underline-style="none" fo:font-weight="bold" officeooo:rsid="000dd751" style:font-weight-asian="bold" style:font-weight-complex="bold"/>
    </style:style>
    <style:style style:name="T10" style:family="text">
      <style:text-properties style:text-underline-style="none" officeooo:rsid="00046775"/>
    </style:style>
    <style:style style:name="T11" style:family="text">
      <style:text-properties style:text-underline-style="none" officeooo:rsid="000dd751"/>
    </style:style>
    <style:style style:name="T12" style:family="text">
      <style:text-properties officeooo:rsid="00046775"/>
    </style:style>
    <style:style style:name="T13" style:family="text">
      <style:text-properties officeooo:rsid="00061b8c"/>
    </style:style>
    <style:style style:name="T14" style:family="text">
      <style:text-properties officeooo:rsid="000b7612"/>
    </style:style>
    <style:style style:name="T15" style:family="text">
      <style:text-properties officeooo:rsid="000c6993"/>
    </style:style>
    <style:style style:name="T16" style:family="text">
      <style:text-properties officeooo:rsid="000c9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 PYTHON : </text:p>
      <text:p text:style-name="P1"/>
      <text:p text:style-name="P1">les programmes ci dessous ont été crées en utilisant une version &lt; = python 3.5</text:p>
      <text:p text:style-name="P1"/>
      <text:p text:style-name="P1"/>
      <text:p text:style-name="P5">Recupération du tag RFID d’un badge : </text:p>
      <text:p text:style-name="P1"/>
      <text:p text:style-name="P1"><text:span text:style-name="T2">programme utilisé </text:span>: ClassRecupererIdBadge.py</text:p>
      <text:p text:style-name="P1"/>
      <text:p text:style-name="P1"><text:span text:style-name="T2">parametre d’entrée</text:span> : Aucun, le programme se declenche lors du passage d’un badge sur un lecteur RFID.</text:p>
      <text:p text:style-name="P1"/>
      <text:p text:style-name="P1"><text:span text:style-name="T2">Paramètre de sortie</text:span> : une variable <text:span text:style-name="T1">I</text:span><text:span text:style-name="T3">D_badge</text:span> de type <text:span text:style-name="T3">« string »</text:span> contenant le tag RFID du badge.</text:p>
      <text:p text:style-name="P1"/>
      <text:p text:style-name="P8">Utilisation :<text:span text:style-name="T4"> L’utilisateur passe un badge → </text:span><text:span text:style-name="T5">obtention de l’id du badge </text:span><text:span text:style-name="T4">→ <text:s/></text:span><text:span text:style-name="T5">renvoie de l’id du badge.</text:span></text:p>
      <text:p text:style-name="P8"><text:span text:style-name="T5"><text:tab/><text:tab/> <text:s text:c="7"/></text:span><text:span text:style-name="T8">Var = new</text:span><text:span text:style-name="T6"> <text:s/></text:span><text:span text:style-name="T8">Badge</text:span><text:span text:style-name="T6"> </text:span><text:span text:style-name="T5"><text:s text:c="3"/>→ <text:s text:c="10"/></text:span><text:span text:style-name="T6">__init__(self) <text:s text:c="10"/>→ <text:s/>renvoieIdBadge(self)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6"><text:span text:style-name="T12">Lecture </text:span>d’un <text:span text:style-name="T12">fichier sonore</text:span>: </text:p>
      <text:p text:style-name="P2"/>
      <text:p text:style-name="P2"><text:span text:style-name="T2">programme utilisé </text:span>: <text:span text:style-name="T12">ClassJouerSon.py</text:span></text:p>
      <text:p text:style-name="P2"/>
      <text:p text:style-name="P2"><text:span text:style-name="T2">parametre d’entrée</text:span> : <text:span text:style-name="T12">Un fichier sonore sur le raspberry.</text:span></text:p>
      <text:p text:style-name="P2"/>
      <text:p text:style-name="P2"><text:span text:style-name="T2">Paramètre de sortie</text:span> : <text:span text:style-name="T13">Aucun, le fichier sonore sera lu.</text:span></text:p>
      <text:p text:style-name="P2"/>
      <text:p text:style-name="P9">Utilisation :<text:span text:style-name="T4"> L’utilisateur passe un badge → </text:span><text:span text:style-name="T10">initialisation du son a lire </text:span><text:span text:style-name="T4">→ <text:s/></text:span><text:span text:style-name="T10">lecture du son.</text:span></text:p>
      <text:p text:style-name="P11"><text:span text:style-name="T7"><text:s text:c="10"/>var = new jouerSon (wavToPlay)</text:span><text:span text:style-name="T6">→__init__(self,</text:span><text:span text:style-name="T7">wavToPlay</text:span><text:span text:style-name="T6">) → </text:span><text:span text:style-name="T7">lancerLecture(self)</text:span><text:span text:style-name="T6"> </text:span></text:p>
      <text:p text:style-name="P9"><text:span text:style-name="T6"/></text:p>
      <text:p text:style-name="P9"><text:span text:style-name="T6"/></text:p>
      <text:p text:style-name="P7"><text:span text:style-name="T14">Allumage de la LED</text:span>: </text:p>
      <text:p text:style-name="P3"/>
      <text:p text:style-name="P4"><text:span text:style-name="T2">programme utilisé </text:span>: <text:span text:style-name="T15">ClassAllumerLed.py</text:span></text:p>
      <text:p text:style-name="P3"/>
      <text:p text:style-name="P3"><text:span text:style-name="T2">parametre d’entrée</text:span> : <text:span text:style-name="T16">Une variable de type int = 0 , 1 , 2</text:span></text:p>
      <text:p text:style-name="P3"/>
      <text:p text:style-name="P3"><text:span text:style-name="T2">Paramètre de sortie</text:span> : <text:span text:style-name="T13">Aucun une led sera allumer.</text:span></text:p>
      <text:p text:style-name="P3"/>
      <text:p text:style-name="P10">Utilisation :<text:span text:style-name="T4"> </text:span><text:span text:style-name="T11">Les droits d’un utilisateur ont été recupérer</text:span><text:span text:style-name="T4"> → </text:span><text:span text:style-name="T10">initialisation d</text:span><text:span text:style-name="T11">e l’allumage de la led </text:span><text:span text:style-name="T10"><text:s/></text:span><text:span text:style-name="T4">→ <text:s/></text:span><text:span text:style-name="T11">allumage de la led</text:span><text:span text:style-name="T10">.</text:span></text:p>
      <text:p text:style-name="P11"><text:span text:style-name="T7"><text:s text:c="10"/>var = new </text:span><text:span text:style-name="T9">AllumerLed</text:span><text:span text:style-name="T7">(</text:span><text:span text:style-name="T9">int</text:span><text:span text:style-name="T7">)</text:span><text:span text:style-name="T6">→__init__(self,</text:span><text:span text:style-name="T9">int</text:span><text:span text:style-name="T6">) → </text:span><text:span text:style-name="T9">allumerLedRGB</text:span><text:span text:style-name="T7">(self)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26:14.268253713</meta:creation-date>
    <dc:date>2017-03-16T13:51:09.712704810</dc:date>
    <meta:editing-duration>PT14M7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20" meta:word-count="198" meta:character-count="1290" meta:non-whitespace-character-count="1047"/>
  </office:meta>
</office:document-meta>
</file>